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739" officeooo:paragraph-rsid="001c9739"/>
    </style:style>
    <style:style style:name="P2" style:family="paragraph" style:parent-style-name="Standard">
      <style:text-properties officeooo:rsid="001f34ec" officeooo:paragraph-rsid="001f34ec"/>
    </style:style>
    <style:style style:name="P3" style:family="paragraph" style:parent-style-name="Standard">
      <style:text-properties officeooo:paragraph-rsid="001c9739"/>
    </style:style>
    <style:style style:name="P4" style:family="paragraph" style:parent-style-name="Title">
      <style:text-properties officeooo:rsid="001f34ec" officeooo:paragraph-rsid="001f34ec"/>
    </style:style>
    <style:style style:name="P5" style:family="paragraph" style:parent-style-name="Standard">
      <style:text-properties officeooo:rsid="001f34ec" officeooo:paragraph-rsid="001f34ec"/>
    </style:style>
    <style:style style:name="P6" style:family="paragraph" style:parent-style-name="Standard">
      <style:text-properties fo:language="en" fo:country="US" officeooo:rsid="001f34ec" officeooo:paragraph-rsid="002671ea"/>
    </style:style>
    <style:style style:name="P7" style:family="paragraph" style:parent-style-name="Standard">
      <style:text-properties fo:language="en" fo:country="US" officeooo:paragraph-rsid="002671ea"/>
    </style:style>
    <style:style style:name="P8" style:family="paragraph" style:parent-style-name="Text_20_body">
      <style:text-properties officeooo:paragraph-rsid="002671ea"/>
    </style:style>
    <style:style style:name="P9" style:family="paragraph" style:parent-style-name="Heading_20_1" style:list-style-name="WWNum1">
      <style:paragraph-properties fo:break-before="page"/>
      <style:text-properties officeooo:paragraph-rsid="002671ea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ouble shooting</text:p>
      <text:p text:style-name="P1"/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>
            <text:p text:style-name="Contents_20_Heading">Indholdsfortegnelse</text:p>
          </text:index-title>
          <text:p text:style-name="P10"><text:a xlink:type="simple" xlink:href="#__RefHeading__330_298053491" text:style-name="Index_20_Link" text:visited-style-name="Index_20_Link">Kopiering af filer fejler<text:tab/>1</text:a></text:p>
          <text:p text:style-name="P10"><text:a xlink:type="simple" xlink:href="#__RefHeading__332_298053491" text:style-name="Index_20_Link" text:visited-style-name="Index_20_Link">Build FAILED for mode "profile" drush<text:tab/>1</text:a></text:p>
          <text:p text:style-name="P10"><text:a xlink:type="simple" xlink:href="#__RefHeading__334_298053491" text:style-name="Index_20_Link" text:visited-style-name="Index_20_Link">Unable to clone<text:tab/>1</text:a></text:p>
          <text:p text:style-name="P10"><text:a xlink:type="simple" xlink:href="#__RefHeading__336_298053491" text:style-name="Index_20_Link" text:visited-style-name="Index_20_Link">Unable to clone superfish<text:tab/>1</text:a></text:p>
          <text:p text:style-name="P10"><text:a xlink:type="simple" xlink:href="#__RefHeading__338_298053491" text:style-name="Index_20_Link" text:visited-style-name="Index_20_Link">Required modules not found<text:tab/>2</text:a></text:p>
          <text:p text:style-name="P10"><text:a xlink:type="simple" xlink:href="#__RefHeading__340_298053491" text:style-name="Index_20_Link" text:visited-style-name="Index_20_Link">Maximum execution time of xx seconds exceeded<text:tab/>2</text:a></text:p>
          <text:p text:style-name="P10"><text:a xlink:type="simple" xlink:href="#__RefHeading__342_298053491" text:style-name="Index_20_Link" text:visited-style-name="Index_20_Link">Fontforge mangler URI<text:tab/>2</text:a></text:p>
          <text:p text:style-name="P10"><text:a xlink:type="simple" xlink:href="#__RefHeading__344_298053491" text:style-name="Index_20_Link" text:visited-style-name="Index_20_Link">Permission denied ved hentning af deploy<text:tab/>2</text:a></text:p>
          <text:p text:style-name="P10"><text:a xlink:type="simple" xlink:href="#__RefHeading__346_298053491" text:style-name="Index_20_Link" text:visited-style-name="Index_20_Link">PHP 5.4 rettelser<text:tab/>2</text:a></text:p>
          <text:p text:style-name="P10"><text:a xlink:type="simple" xlink:href="#__RefHeading__348_298053491" text:style-name="Index_20_Link" text:visited-style-name="Index_20_Link">No LDAP - ved installation af drupal<text:tab/>2</text:a></text:p>
          <text:p text:style-name="P10"><text:a xlink:type="simple" xlink:href="#__RefHeading__350_298053491" text:style-name="Index_20_Link" text:visited-style-name="Index_20_Link">Fejl på downlaod af patches<text:tab/>3</text:a></text:p>
          <text:p text:style-name="P10"><text:a xlink:type="simple" xlink:href="#__RefHeading__352_298053491" text:style-name="Index_20_Link" text:visited-style-name="Index_20_Link">Error: Build exists....<text:tab/>3</text:a></text:p>
          <text:p text:style-name="P10"><text:a xlink:type="simple" xlink:href="#__RefHeading__460_1517317352" text:style-name="Index_20_Link" text:visited-style-name="Index_20_Link">Licence and copyright<text:tab/>4</text:a></text:p>
        </text:index-body>
      </text:table-of-content>
      <text:p text:style-name="P3"/>
      <text:h text:style-name="Heading_20_1" text:outline-level="1"><text:bookmark-start text:name="__RefHeading__330_298053491"/>Kopiering af filer fejler<text:bookmark-end text:name="__RefHeading__330_298053491"/></text:h>
      <text:p text:style-name="P2">===========</text:p>
      <text:p text:style-name="P2">ZIP fejl under kopiering af filer fra temp folderen ind i document root. </text:p>
      <text:p text:style-name="P2">Her mangler programmet “unzip” på din server installation (tak til jakob fra ringsted)</text:p>
      <text:p text:style-name="P2"/>
      <text:h text:style-name="Heading_20_1" text:outline-level="1"><text:bookmark-start text:name="__RefHeading__332_298053491"/>Build FAILED for mode "profile" drush<text:bookmark-end text:name="__RefHeading__332_298053491"/></text:h>
      <text:p text:style-name="P2">-----------------------------------------</text:p>
      <text:p text:style-name="P2">Hvis du får denne fejl når du kører reroll.sh eller ....</text:p>
      <text:p text:style-name="P2"/>
      <text:h text:style-name="Heading_20_1" text:outline-level="1"><text:bookmark-start text:name="__RefHeading__334_298053491"/>Unable to clone<text:bookmark-end text:name="__RefHeading__334_298053491"/></text:h>
      <text:p text:style-name="P2">---------------</text:p>
      <text:p text:style-name="P2"/>
      <text:p text:style-name="P2"><text:s/>&gt;&gt; Unable to clone cmstheme from git@github.com:syddjurs/cmstheme.git.</text:p>
      <text:p text:style-name="P2"><text:s/>&gt;&gt; Unable to clone os2web from git@github.com:syddjurs/os2web.git.</text:p>
      <text:p text:style-name="P2">ERROR: Build FAILED for mode "profile" in folder "build/os2web-dev-201209041841" (18:43:44)</text:p>
      <text:p text:style-name="P2">*Løsning* Installer drush_make Udfør "drush dl drush_make-6.x". </text:p>
      <text:p text:style-name="P2"/>
      <text:h text:style-name="Heading_20_1" text:outline-level="1"><text:bookmark-start text:name="__RefHeading__336_298053491"/>Unable to clone superfish<text:bookmark-end text:name="__RefHeading__336_298053491"/></text:h>
      <text:p text:style-name="P2">-----------------------------</text:p>
      <text:p text:style-name="P2">Hent librariet menuelt med følgende kommandoer og udkommenter Superfish fra os2web.make</text:p>
      <text:p text:style-name="P2">* Udkommenter Superfish-for-Drupal i os2web.make filen</text:p>
      <text:p text:style-name="P2">* Udfør "git clone https://github.com/mehrpadin/Superfish-for-Drupal.git"</text:p>
      <text:p text:style-name="P2">* Udfør: "mv Superfish-for-Drupal/ build/os2web.make/profiles/os2web/libraries/"</text:p>
      <text:p text:style-name="P2"/>
      <text:h text:style-name="Heading_20_1" text:outline-level="1"><text:bookmark-start text:name="__RefHeading__338_298053491"/><text:soft-page-break/>Required modules not found<text:bookmark-end text:name="__RefHeading__338_298053491"/></text:h>
      <text:p text:style-name="P2">--------------------------</text:p>
      <text:p text:style-name="P2"/>
      <text:p text:style-name="P2">The following modules are required but were not found. Move them into the appropriate modules subdirectory, such as sites/all/modules. Missing modules: Features_tools,Devel_generate</text:p>
      <text:p text:style-name="P2"/>
      <text:p text:style-name="P2">*løsning* kør "drush dl ftools" og "drush dl devel" (evt. også "drush en ftools" og drush en devel")</text:p>
      <text:p text:style-name="P2"/>
      <text:h text:style-name="Heading_20_1" text:outline-level="1"><text:bookmark-start text:name="__RefHeading__340_298053491"/>Maximum execution time of xx seconds exceeded<text:bookmark-end text:name="__RefHeading__340_298053491"/></text:h>
      <text:p text:style-name="P2">---------------------------------------------</text:p>
      <text:p text:style-name="P2"/>
      <text:p text:style-name="P2">PHP Fatal error: <text:s/>Maximum execution time of 30 seconds exceeded in /var/www-sydd/base/includes/bootstrap.inc on line 3265, </text:p>
      <text:p text:style-name="P2">*Løsning* Set max execution time til f.eks 600 i "/etc/php5/apache2/php.ini". "vim cat /etc/php5/apache2/php.ini"</text:p>
      <text:p text:style-name="P2"/>
      <text:h text:style-name="Heading_20_1" text:outline-level="1"><text:bookmark-start text:name="__RefHeading__342_298053491"/>Fontforge mangler URI<text:bookmark-end text:name="__RefHeading__342_298053491"/></text:h>
      <text:p text:style-name="P2">---------------------</text:p>
      <text:p text:style-name="P2">Hvis du får denne fejl ved installation af Fontforge "You must put some 'source' URIs in your sources.list" skal følgende tilføjes til Til debian i /etc/apt/sources.list.d/squeeze-src.list</text:p>
      <text:p text:style-name="P2"/>
      <text:p text:style-name="P2">* Tilføj "deb-src http://ftp.dk.debian.org/debian/ squeeze main"</text:p>
      <text:p text:style-name="P2">* Udfør : "apt-get update" bagefter</text:p>
      <text:p text:style-name="P2"/>
      <text:h text:style-name="Heading_20_1" text:outline-level="1"><text:bookmark-start text:name="__RefHeading__344_298053491"/>Permission denied ved hentning af deploy<text:bookmark-end text:name="__RefHeading__344_298053491"/></text:h>
      <text:p text:style-name="P2">----------------------------------------</text:p>
      <text:p text:style-name="P2">Hvis du får "fatal: could not create work tree dir 'os2dagsorden-deploy'.: Permission denied" skal nedenstående rettigheder sættes på /var/www folderen</text:p>
      <text:p text:style-name="P2">* Udfør "chmod g+rwX /var/www/"</text:p>
      <text:p text:style-name="P2">* Udfør "chown -R root.www-data /var/www/"</text:p>
      <text:p text:style-name="P2"/>
      <text:h text:style-name="Heading_20_1" text:outline-level="1"><text:bookmark-start text:name="__RefHeading__346_298053491"/>PHP 5.4 rettelser<text:bookmark-end text:name="__RefHeading__346_298053491"/></text:h>
      <text:p text:style-name="P2">-----------------</text:p>
      <text:p text:style-name="P2">PHP Warning: <text:s/>PHP Startup: Unable to load dynamic library '/usr/lib/php5/20100525/suhosin.so' - /usr/lib/php5/20100525/suhosin.so: cannot open shared object file: No such file or directory in Unknown on line 0</text:p>
      <text:p text:style-name="P2">php5-suhosin bruges ikke længere fra PHP 5.4 og frem. Fjern filen med navnet xx-suhosin.ini fra /etc/php5/conf.d/.</text:p>
      <text:p text:style-name="P2"/>
      <text:h text:style-name="Heading_20_1" text:outline-level="1"><text:bookmark-start text:name="__RefHeading__348_298053491"/>No LDAP - ved installation af drupal<text:bookmark-end text:name="__RefHeading__348_298053491"/></text:h>
      <text:p text:style-name="P2">------------------------------------</text:p>
      <text:p text:style-name="P2">WD php: Exception: LDAP Extension Loaded: Failed</text:p>
      <text:p text:style-name="P2"><text:soft-page-break/>php5-ldap modulet er ikke installeret</text:p>
      <text:p text:style-name="P2"/>
      <text:h text:style-name="Heading_20_1" text:outline-level="1"><text:bookmark-start text:name="__RefHeading__350_298053491"/>Fejl på downlaod af patches<text:bookmark-end text:name="__RefHeading__350_298053491"/></text:h>
      <text:p text:style-name="P2">---------------------------</text:p>
      <text:p text:style-name="P2">Her skal Drush opdateres. Fra document root udføres: "sudo drush dl drush"</text:p>
      <text:p text:style-name="P2"/>
      <text:h text:style-name="Heading_20_1" text:outline-level="1"><text:bookmark-start text:name="__RefHeading__352_298053491"/>Error: Build exists....<text:bookmark-end text:name="__RefHeading__352_298053491"/></text:h>
      <text:p text:style-name="P2">-----------------------</text:p>
      <text:p text:style-name="P2">Directory /var/www/djurstest.sk/os2web-deploy/build exists, but is not writable. Please check directory permissions.</text:p>
      <text:p text:style-name="P2"/>
      <text:p text:style-name="P2">Her skal rettighederne sættes igen. Tænk over hvorfor :-D (griner)</text:p>
      <text:p text:style-name="P2">Brug: </text:p>
      <text:p text:style-name="P2"/>
      <text:p text:style-name="P2">* Udfør "sudo chmod g+rwX /var/www/"</text:p>
      <text:p text:style-name="P2">* Udfør "sudo chown -R root.www-data /var/www/"</text:p>
      <text:p text:style-name="P2">* Driller det stadig så brug sudo foran reroll.sh og få din webmaster til at sætte rettighederne bagefter</text:p>
      <text:p text:style-name="P2"/>
      <text:list xml:id="list1088443359632143185" text:style-name="WWNum1">
        <text:list-item>
          <text:h text:style-name="P9" text:outline-level="1"><text:bookmark-start text:name="__RefHeading__460_1517317352"/>Licence and copyright<text:bookmark-end text:name="__RefHeading__460_1517317352"/></text:h>
        </text:list-item>
      </text:list>
      <text:p text:style-name="P8">OS2 software is Copyright (c) 2014, OS2 - Offentligt digitaliseringsfællesskab (www.os2web.dk).</text:p>
      <text:p text:style-name="P7">The software is free software; you may use, study, modify and distribute it under the terms of version 2.0 of the Mozilla Public License. See the LICENSE file for details. If a copy of the MPL was not distributed with this file, You can obtain one at http://mozilla.org/MPL/2.0/.</text:p>
      <text:p text:style-name="P7"/>
      <text:p text:style-name="P6">All source code in this and the underlying directories is subject to the terms of the Mozilla Public License, v. 2.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ørn Andersen</meta:initial-creator>
    <meta:creation-date>2014-10-09T10:09:56.243698959</meta:creation-date>
    <dc:date>2014-12-03T13:11:39.353187448</dc:date>
    <dc:creator>Jørn Andersen</dc:creator>
    <meta:editing-duration>PT4M47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4" meta:paragraph-count="75" meta:word-count="576" meta:character-count="4287" meta:non-whitespace-character-count="3778"/>
  </office:meta>
</office:document-meta>
</file>